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language="el" fo:country="GR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Σχεδιασμός και κατασκευή στερεοφωνικού <text:span text:style-name="T2">ολοκληρωμένου</text:span> ενισχυτή τάξης <text:span text:style-name="T1">D, </text:span><text:span text:style-name="T2">στα πρόθυρα πτυχιακής του Τ.Ε.Ι. Αποδίδει ισχύ εξόδου 2</text:span><text:span text:style-name="T1"> x 15 W(RMS) </text:span><text:span text:style-name="T2">για ηχεία με αντίσταση φορτίου 8 Ω και τροφοδοσία τάσης 15 </text:span><text:span text:style-name="T1">V. </text:span><text:span text:style-name="T2">Διαθέτει </text:span><text:span text:style-name="T1">2 </text:span><text:span text:style-name="T2">ψηφιακές εισόδους ήχου, διασύνδεσης </text:span><text:span text:style-name="T1">SPDIF </text:span><text:span text:style-name="T2">(Τύπου </text:span><text:span text:style-name="T1">TOSLINK/OPTICAL </text:span><text:span text:style-name="T2">και με κονέκτορα </text:span><text:span text:style-name="T1">RCA). </text:span><text:span text:style-name="T2">Ο ενίσχυτης αποτελείται από τρία υποσυστήματα: Το πρώτο περιλαμβάνει έναν </text:span><text:span text:style-name="T1">SPDIF </text:span><text:span text:style-name="T2">δέκτη για τη λήψη του σήματος και έναν </text:span><text:span text:style-name="T1">DAC </text:span><text:span text:style-name="T2">για τη μετατροπή του από ψηφιακό σε αναλογικό. Το δεύτερο αποτελείται από έναν προενισχυτή με ισοσταθμιστή για την επεξεργασία του σήματος. Υπάρχουν 3 ποτενσίομετρα </text:span><text:span text:style-name="T1">BASS, MIDLE, TREBLE </text:span><text:span text:style-name="T2">που πραγματοποιούν διόρθωση στάθμης, στις χαμηλές συχνότητες, στο μεσαίο φάσμα και υψηλό φάσμα συχνοτήτων αντίστοιχα. Επιπλέον υπάρχει ρυθμιστικό για την στάθμη του </text:span><text:span text:style-name="T1">Volume. </text:span></text:p>
      <text:p text:style-name="P2">Τέλος, το τρίτο υποσύστημα είναι η βαθμίδα ισχύος που οδηγεί τα ηχεία, αποτελείται από το ολοκληρωμένο κύκλωμα: <text:span text:style-name="T1">TPA 3130 </text:span>της <text:span text:style-name="T1">TI.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16T20:08:08.30</meta:creation-date>
    <meta:generator>OpenOffice/4.1.7$Win32 OpenOffice.org_project/417m1$Build-9800</meta:generator>
    <dc:date>2020-12-16T20:54:40.86</dc:date>
    <meta:editing-duration>PT46M36S</meta:editing-duration>
    <meta:editing-cycles>3</meta:editing-cycles>
    <meta:document-statistic meta:table-count="0" meta:image-count="0" meta:object-count="0" meta:page-count="1" meta:paragraph-count="2" meta:word-count="136" meta:character-count="909"/>
  </office:meta>
</office:document-meta>
</file>